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cm" svg:stroke-color="#808080" draw:marker-start-width="0.245cm" draw:marker-end-width="0.245cm" draw:fill="solid" draw:fill-color="#cccccc" draw:textarea-horizontal-align="justify" draw:textarea-vertical-align="middle" draw:auto-grow-height="false" fo:padding-top="0.14cm" fo:padding-bottom="0.14cm" fo:padding-left="0.265cm" fo:padding-right="0.265cm"/>
    </style:style>
    <style:style style:name="gr2" style:family="graphic" style:parent-style-name="standard">
      <style:graphic-properties svg:stroke-width="0.03cm" svg:stroke-color="#808080" draw:marker-start-width="0.245cm" draw:marker-end-width="0.245cm" draw:fill="solid" draw:fill-color="#94bd5e" draw:opacity="70%" draw:textarea-horizontal-align="justify" draw:textarea-vertical-align="middle" draw:auto-grow-height="false" fo:padding-top="0.14cm" fo:padding-bottom="0.14cm" fo:padding-left="0.265cm" fo:padding-right="0.265cm" draw:shadow-opacity="70%"/>
    </style:style>
    <style:style style:name="gr3" style:family="graphic" style:parent-style-name="standard">
      <style:graphic-properties svg:stroke-width="0.03cm" svg:stroke-color="#808080" draw:marker-start-width="0.245cm" draw:marker-end-width="0.245cm" draw:fill="solid" draw:fill-color="#ff420e" draw:opacity="70%" draw:textarea-horizontal-align="justify" draw:textarea-vertical-align="middle" draw:auto-grow-height="false" fo:padding-top="0.14cm" fo:padding-bottom="0.14cm" fo:padding-left="0.265cm" fo:padding-right="0.265cm" draw:shadow-opacity="70%"/>
    </style:style>
    <style:style style:name="gr4" style:family="graphic" style:parent-style-name="standard">
      <style:graphic-properties svg:stroke-width="0.03cm" svg:stroke-color="#808080" draw:marker-start-width="0.245cm" draw:marker-end-width="0.245cm" draw:fill="solid" draw:fill-color="#729fcf" draw:opacity="70%" draw:textarea-horizontal-align="justify" draw:textarea-vertical-align="middle" draw:auto-grow-height="false" fo:padding-top="0.14cm" fo:padding-bottom="0.14cm" fo:padding-left="0.265cm" fo:padding-right="0.265cm" draw:shadow-opacity="70%"/>
    </style:style>
    <style:style style:name="gr5" style:family="graphic" style:parent-style-name="objectwithoutfill">
      <style:graphic-properties svg:stroke-width="0.05cm" svg:stroke-color="#80808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color="#808080" draw:fill="solid" draw:fill-color="#e6e6e6" draw:textarea-horizontal-align="justify" draw:textarea-vertical-align="middle" draw:auto-grow-height="false"/>
    </style:style>
    <style:style style:name="gr7" style:family="graphic" style:parent-style-name="standard">
      <style:graphic-properties svg:stroke-color="#808080" draw:fill="solid" draw:fill-color="#ff3333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9pt" style:font-size-asian="9pt" style:font-size-complex="9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333333"/>
    </style:style>
    <style:style style:name="P4" style:family="paragraph">
      <style:paragraph-properties fo:text-align="center"/>
      <style:text-properties fo:color="#333333" fo:font-size="8pt" style:font-size-asian="8pt" style:font-size-complex="8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color="#333333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2.8cm" svg:height="1.1cm" svg:x="3.4cm" svg:y="3.9cm">
          <text:p text:style-name="P1"><text:span text:style-name="T1">неадсочваемы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8cm" svg:height="1.1cm" svg:x="7cm" svg:y="3.9cm">
          <text:p text:style-name="P1"><text:span text:style-name="T1">нязьменены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8cm" svg:height="1.1cm" svg:x="10.6cm" svg:y="3.9cm">
          <text:p text:style-name="P1"><text:span text:style-name="T1">зьменены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8cm" svg:height="1.1cm" svg:x="14.2cm" svg:y="3.9cm">
          <text:p text:style-name="P1"><text:span text:style-name="T1">праіндэксаваны</text:span>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4.8cm" svg:y1="5.4cm" svg:x2="4.8cm" svg:y2="12.6cm">
          <text:p/>
        </draw:line>
        <draw:custom-shape draw:style-name="gr6" draw:text-style-name="P4" draw:layer="layout" svg:width="3.6cm" svg:height="1.4cm" svg:x="4.8cm" svg:y="5.5cm">
          <text:p text:style-name="P3"><text:span text:style-name="T2">дадаем файл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5" draw:text-style-name="P2" draw:layer="layout" svg:x1="8.4cm" svg:y1="5.4cm" svg:x2="8.4cm" svg:y2="12.6cm">
          <text:p/>
        </draw:line>
        <draw:line draw:style-name="gr5" draw:text-style-name="P2" draw:layer="layout" svg:x1="12cm" svg:y1="5.4cm" svg:x2="12cm" svg:y2="12.6cm">
          <text:p/>
        </draw:line>
        <draw:line draw:style-name="gr5" draw:text-style-name="P2" draw:layer="layout" svg:x1="15.6cm" svg:y1="5.4cm" svg:x2="15.6cm" svg:y2="12.6cm">
          <text:p/>
        </draw:line>
        <draw:custom-shape draw:style-name="gr7" draw:text-style-name="P4" draw:layer="layout" svg:width="3.6cm" svg:height="1.4cm" svg:x="8.4cm" svg:y="6.8cm">
          <text:p text:style-name="P3"><text:span text:style-name="T2">зьмяняем файл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4" draw:layer="layout" svg:width="3.6cm" svg:height="1.4cm" svg:x="12cm" svg:y="8.401cm">
          <text:p text:style-name="P3"><text:span text:style-name="T2">індэксуем зьмены</text:span></text:p>
          <text:p text:style-name="P3"><text:span text:style-name="T2">(staging)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2" draw:layer="layout" svg:width="3.6cm" svg:height="1.4cm" svg:x="8.4cm" svg:y="8.405cm">
          <text:p text:style-name="P3"><text:span text:style-name="T2">адмяняем зьмены</text:span></text:p>
          <text:p text:style-name="P3"><text:span text:style-name="T2">(revert)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3" draw:layer="layout" svg:width="7.2cm" svg:height="1.4cm" svg:x="8.4cm" svg:y="10.1cm">
          <text:p text:style-name="P3"><text:span text:style-name="T2">фіксуем зьмены</text:span></text:p>
          <text:p text:style-name="P3"><text:span text:style-name="T2">(commit)</text:span></text:p>
          <draw:enhanced-geometry svg:viewBox="0 0 21600 21600" draw:text-areas="?f7 ?f0 21600 ?f2" draw:type="left-arrow" draw:modifiers="2693.62588529371 5411.5631691648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3" draw:layer="layout" svg:width="3.6cm" svg:height="1.4cm" svg:x="4.8cm" svg:y="11.4cm">
          <text:p text:style-name="P3"><text:span text:style-name="T2">выдаляем файл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zmitry Yurtsevich</meta:initial-creator>
    <meta:creation-date>2014-05-07T09:54:25</meta:creation-date>
    <dc:date>2014-05-07T10:53:12</dc:date>
    <dc:creator>Dzmitry Yurtsevich</dc:creator>
    <meta:editing-duration>PT11M53S</meta:editing-duration>
    <meta:editing-cycles>1</meta:editing-cycles>
    <meta:document-statistic meta:object-count="14"/>
    <meta:generator>LibreOffice/4.0.2.2$Linux_x86 LibreOffice_project/400m0$Build-2</meta:generator>
  </office:meta>
</office:document-meta>
</file>